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0.76pt"/>
    </style:style>
    <style:style style:name="co5" style:family="table-column">
      <style:table-column-properties fo:break-before="auto" style:column-width="18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umbai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0-04-2006</text:p>
          </table:table-cell>
          <table:table-cell office:value-type="string" calcext:value-type="string">
            <text:p><text:a xlink:href="javascript:window.top.sys.openArtWin(%22/Default/Scripting/ArticleWin.asp?From=Search&amp;Key=TOIM/2006/04/10/8/Ar00800.xml&amp;CollName=TOI_MUMBAI_ARCHIVE_2006&amp;DOCID=257897&amp;Keyword=%2528%253Cmany%253E%253Cstem%253Eonion%253Cand%253E%253Cmany%253E%253Cstem%253Elow%253Cand%253E%253Cmany%253E%253Cstem%253Eprice%2529&amp;skin=pastissues2&amp;AppName=2%22)" xlink:type="simple">Onion farmers take suicide route despite subsidy</text:a></text:p>
          </table:table-cell>
          <table:table-cell office:value-type="string" calcext:value-type="string">
            <text:p>http://epaper.timesofindia.com/Default/Scripting/ArticleWin.asp?From=Search&amp;Key=TOIM/2006/04/10/8/Ar00800.xml&amp;CollName=TOI_MUMBAI_ARCHIVE_2006&amp;DOCID=257897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Farmer suicides reported even after giving subsidy. Prices fell from 294 to 277 per quintal</text:p>
          </table:table-cell>
        </table:table-row>
        <table:table-row table:style-name="ro1">
          <table:table-cell office:value-type="string" calcext:value-type="string">
            <text:p>26-04-2010</text:p>
          </table:table-cell>
          <table:table-cell office:value-type="string" calcext:value-type="string">
            <text:p><text:a xlink:href="javascript:window.top.sys.openArtWin(%22/Default/Scripting/ArticleWin.asp?From=Search&amp;Key=TOIM/2010/03/26/25/Ar02507.xml&amp;CollName=TOI_MUMBAI_ARCHIVE_2009&amp;DOCID=246762&amp;Keyword=%2528%253Cmany%253E%253Cstem%253Eonion%253Cand%253E%253Cmany%253E%253Cstem%253Elow%253Cand%253E%253Cmany%253E%253Cstem%253Eprice%2529&amp;skin=pastissues2&amp;AppName=2%22)" xlink:type="simple">Food inflation at 4-month low</text:a></text:p>
          </table:table-cell>
          <table:table-cell office:value-type="string" calcext:value-type="string">
            <text:p>http://epaper.timesofindia.com/Default/Scripting/ArticleWin.asp?From=Search&amp;Key=TOIM/2010/03/26/25/Ar02507.xml&amp;CollName=TOI_MUMBAI_ARCHIVE_2009&amp;DOCID=246762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becomes a bit cheap in Delhi but no farmer unrest reported</text:p>
          </table:table-cell>
        </table:table-row>
        <table:table-row table:style-name="ro1">
          <table:table-cell office:value-type="string" calcext:value-type="string">
            <text:p>06-08-2010</text:p>
          </table:table-cell>
          <table:table-cell office:value-type="string" calcext:value-type="string">
            <text:p><text:a xlink:href="javascript:window.top.sys.openArtWin(%22/Default/Scripting/ArticleWin.asp?From=Search&amp;Key=TOIM/2010/08/06/22/Ar02202.xml&amp;CollName=TOI_MUMBAI_ARCHIVE_2009&amp;DOCID=330554&amp;Keyword=%2528%253Cmany%253E%253Cstem%253Eonion%253Cand%253E%253Cmany%253E%253Cstem%253Elow%253Cand%253E%253Cmany%253E%253Cstem%253Eprice%2529&amp;skin=pastissues2&amp;AppName=2%22)" xlink:type="simple">Food inflation at 13-month low</text:a></text:p>
          </table:table-cell>
          <table:table-cell office:value-type="string" calcext:value-type="string">
            <text:p>http://epaper.timesofindia.com/Default/Scripting/ArticleWin.asp?From=Search&amp;Key=TOIM/2010/08/06/22/Ar02202.xml&amp;CollName=TOI_MUMBAI_ARCHIVE_2009&amp;DOCID=330554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s only cheaper by 4% but unrest as such, only food inflation low compared to last year</text:p>
          </table:table-cell>
        </table:table-row>
        <table:table-row table:style-name="ro1">
          <table:table-cell office:value-type="string" calcext:value-type="string">
            <text:p>19-11-2010</text:p>
          </table:table-cell>
          <table:table-cell office:value-type="string" calcext:value-type="string">
            <text:p><text:a xlink:href="javascript:window.top.sys.openArtWin(%22/Default/Scripting/ArticleWin.asp?From=Search&amp;Key=TOIM/2010/11/19/24/Ar02409.xml&amp;CollName=TOI_MUMBAI_ARCHIVE_2009&amp;DOCID=399112&amp;Keyword=%2528%253Cmany%253E%253Cstem%253Eonion%253Cand%253E%253Cmany%253E%253Cstem%253Elow%253Cand%253E%253Cmany%253E%253Cstem%253Eprice%2529&amp;skin=pastissues2&amp;AppName=2%22)" xlink:type="simple">Food inflation plunges to 17-mth low</text:a></text:p>
          </table:table-cell>
          <table:table-cell office:value-type="string" calcext:value-type="string">
            <text:p>http://epaper.timesofindia.com/Default/Scripting/ArticleWin.asp?From=Search&amp;Key=TOIM/2010/11/19/24/Ar02409.xml&amp;CollName=TOI_MUMBAI_ARCHIVE_2009&amp;DOCID=399112&amp;Keyword=%28&lt;many&gt;&lt;stem&gt;onion&lt;and&gt;&lt;many&gt;&lt;stem&gt;low&lt;and&gt;&lt;many&gt;&lt;stem&gt;price%29&amp;skin=pastissues2&amp;AppName=2&amp;ViewMode=GIF</text:p>
          </table:table-cell>
          <table:table-cell office:value-type="string" calcext:value-type="string">
            <text:p>Food inflation low in Delhi, still onion prices high</text:p>
          </table:table-cell>
        </table:table-row>
        <table:table-row table:style-name="ro1">
          <table:table-cell office:value-type="string" calcext:value-type="string">
            <text:p>3-12-2010</text:p>
          </table:table-cell>
          <table:table-cell office:value-type="string" calcext:value-type="string">
            <text:p><text:a xlink:href="javascript:window.top.sys.openArtWin(%22/Default/Scripting/ArticleWin.asp?From=Search&amp;Key=TOIM/2010/12/03/23/Ar02310.xml&amp;CollName=TOI_MUMBAI_ARCHIVE_2009&amp;DOCID=406916&amp;Keyword=%2528%253Cmany%253E%253Cstem%253Eonion%253Cand%253E%253Cmany%253E%253Cstem%253Elow%253Cand%253E%253Cmany%253E%253Cstem%253Eprice%2529&amp;skin=pastissues2&amp;AppName=2%22)" xlink:type="simple">Food inflation at 18-month low of 8.6%</text:a></text:p>
          </table:table-cell>
          <table:table-cell office:value-type="string" calcext:value-type="string">
            <text:p>http://epaper.timesofindia.com/Default/Scripting/ArticleWin.asp?From=Search&amp;Key=TOIM/2010/12/03/23/Ar02310.xml&amp;CollName=TOI_MUMBAI_ARCHIVE_2009&amp;DOCID=406916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Food inflation low in Delhi, still onion prices high</text:p>
          </table:table-cell>
        </table:table-row>
        <table:table-row table:style-name="ro1">
          <table:table-cell office:value-type="string" calcext:value-type="string">
            <text:p>11-2-2011</text:p>
          </table:table-cell>
          <table:table-cell office:value-type="string" calcext:value-type="string">
            <text:p><text:a xlink:href="javascript:window.top.sys.openArtWin(%22/Default/Scripting/ArticleWin.asp?From=Search&amp;Key=TOIM/2011/02/11/28/Ar02802.xml&amp;CollName=TOI_MUMBAI_ARCHIVE_2009&amp;DOCID=450764&amp;Keyword=%2528%253Cmany%253E%253Cstem%253Eonion%253Cand%253E%253Cmany%253E%253Cstem%253Elow%253Cand%253E%253Cmany%253E%253Cstem%253Eprice%2529&amp;skin=pastissues2&amp;AppName=2%22)" xlink:type="simple">Food inflation eases to 7-week low</text:a></text:p>
          </table:table-cell>
          <table:table-cell office:value-type="string" calcext:value-type="string">
            <text:p>http://epaper.timesofindia.com/Default/Scripting/ArticleWin.asp?From=Search&amp;Key=TOIM/2011/02/11/28/Ar02802.xml&amp;CollName=TOI_MUMBAI_ARCHIVE_2009&amp;DOCID=450764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eases a bit in Delhi, food inflation down to 13 %</text:p>
          </table:table-cell>
        </table:table-row>
        <table:table-row table:style-name="ro1">
          <table:table-cell office:value-type="string" calcext:value-type="string">
            <text:p>12-2-2011</text:p>
          </table:table-cell>
          <table:table-cell office:value-type="string" calcext:value-type="string">
            <text:p><text:a xlink:href="javascript:window.top.sys.openArtWin(%22/Default/Scripting/ArticleWin.asp?From=Search&amp;Key=TOIM/2011/02/12/4/Ar00401.xml&amp;CollName=TOI_MUMBAI_ARCHIVE_2009&amp;DOCID=451084&amp;Keyword=%2528%253Cmany%253E%253Cstem%253Eonion%253Cand%253E%253Cmany%253E%253Cstem%253Elow%253Cand%253E%253Cmany%253E%253Cstem%253Eprice%2529&amp;skin=pastissues2&amp;AppName=2%22)" xlink:type="simple">Onions down to Rs 12 per kilo</text:a></text:p>
          </table:table-cell>
          <table:table-cell office:value-type="string" calcext:value-type="string">
            <text:p>http://epaper.timesofindia.com/Default/Scripting/ArticleWin.asp?From=Search&amp;Key=TOIM/2011/02/12/4/Ar00401.xml&amp;CollName=TOI_MUMBAI_ARCHIVE_2009&amp;DOCID=451084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down to 12/kg</text:p>
          </table:table-cell>
        </table:table-row>
        <table:table-row table:style-name="ro1">
          <table:table-cell office:value-type="string" calcext:value-type="string">
            <text:p>18-2-2011</text:p>
          </table:table-cell>
          <table:table-cell office:value-type="string" calcext:value-type="string">
            <text:p><text:a xlink:href="javascript:window.top.sys.openArtWin(%22/Default/Scripting/ArticleWin.asp?From=Search&amp;Key=TOIM/2011/02/18/23/Ar02305.xml&amp;CollName=TOI_MUMBAI_ARCHIVE_2009&amp;DOCID=455187&amp;Keyword=%2528%253Cmany%253E%253Cstem%253Eonion%253Cand%253E%253Cmany%253E%253Cstem%253Elow%253Cand%253E%253Cmany%253E%253Cstem%253Eprice%2529&amp;skin=pastissues2&amp;AppName=2%22)" xlink:type="simple">Food inflation eases to 2-mth low in early Feb</text:a></text:p>
          </table:table-cell>
          <table:table-cell office:value-type="string" calcext:value-type="string">
            <text:p>http://epaper.timesofindia.com/Default/Scripting/ArticleWin.asp?From=Search&amp;Key=TOIM/2011/02/18/23/Ar02305.xml&amp;CollName=TOI_MUMBAI_ARCHIVE_2009&amp;DOCID=455187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eases a bit</text:p>
          </table:table-cell>
        </table:table-row>
        <table:table-row table:style-name="ro1">
          <table:table-cell office:value-type="string" calcext:value-type="string">
            <text:p>11-3-2011</text:p>
          </table:table-cell>
          <table:table-cell office:value-type="string" calcext:value-type="string">
            <text:p><text:a xlink:href="javascript:window.top.sys.openArtWin(%22/Default/Scripting/ArticleWin.asp?From=Search&amp;Key=TOIM/2011/03/11/23/Ar02305.xml&amp;CollName=TOI_MUMBAI_ARCHIVE_2009&amp;DOCID=468901&amp;Keyword=%2528%253Cmany%253E%253Cstem%253Eonion%253Cand%253E%253Cmany%253E%253Cstem%253Elow%253Cand%253E%253Cmany%253E%253Cstem%253Eprice%2529&amp;skin=pastissues2&amp;AppName=2%22)" xlink:type="simple">Food inflation dips to 3-month low</text:a></text:p>
          </table:table-cell>
          <table:table-cell office:value-type="string" calcext:value-type="string">
            <text:p>http://epaper.timesofindia.com/Default/Scripting/ArticleWin.asp?From=Search&amp;Key=TOIM/2011/03/11/23/Ar02305.xml&amp;CollName=TOI_MUMBAI_ARCHIVE_2009&amp;DOCID=468901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comes to single digit due to incoming arrivals</text:p>
          </table:table-cell>
        </table:table-row>
        <table:table-row table:style-name="ro1">
          <table:table-cell office:value-type="string" calcext:value-type="string">
            <text:p>29-7-2011</text:p>
          </table:table-cell>
          <table:table-cell office:value-type="string" calcext:value-type="string">
            <text:p><text:a xlink:href="javascript:window.top.sys.openArtWin(%22/Default/Scripting/ArticleWin.asp?From=Search&amp;Key=TOIM/2011/07/29/23/Ar02307.xml&amp;CollName=TOI_MUMBAI_ARCHIVE_2009&amp;DOCID=553457&amp;Keyword=%2528%253Cmany%253E%253Cstem%253Eonion%253Cand%253E%253Cmany%253E%253Cstem%253Elow%253Cand%253E%253Cmany%253E%253Cstem%253Eprice%2529&amp;skin=pastissues2&amp;AppName=2%22)" xlink:type="simple">Food inflation eases to 29-month low of 7.33%</text:a></text:p>
          </table:table-cell>
          <table:table-cell office:value-type="string" calcext:value-type="string">
            <text:p>http://epaper.timesofindia.com/Default/Scripting/ArticleWin.asp?From=Search&amp;Key=TOIM/2011/07/29/23/Ar02307.xml&amp;CollName=TOI_MUMBAI_ARCHIVE_2009&amp;DOCID=553457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down to 7.33% , but onion prices have grown over the period</text:p>
          </table:table-cell>
        </table:table-row>
        <table:table-row table:style-name="ro1">
          <table:table-cell office:value-type="string" calcext:value-type="string">
            <text:p>9-12-2011</text:p>
          </table:table-cell>
          <table:table-cell office:value-type="string" calcext:value-type="string">
            <text:p><text:a xlink:href="javascript:window.top.sys.openArtWin(%22/Default/Scripting/ArticleWin.asp?From=Search&amp;Key=TOIM/2011/12/09/21/Ar02103.xml&amp;CollName=TOI_MUMBAI_ARCHIVE_2009&amp;DOCID=631733&amp;Keyword=%2528%253Cmany%253E%253Cstem%253Eonion%253Cand%253E%253Cmany%253E%253Cstem%253Elow%253Cand%253E%253Cmany%253E%253Cstem%253Eprice%2529&amp;skin=pastissues2&amp;AppName=2%22)" xlink:type="simple">Food inflation at 3-yr low of 6.6%</text:a></text:p>
          </table:table-cell>
          <table:table-cell office:value-type="string" calcext:value-type="string">
            <text:p>http://epaper.timesofindia.com/Default/Scripting/ArticleWin.asp?From=Search&amp;Key=TOIM/2011/12/09/21/Ar02103.xml&amp;CollName=TOI_MUMBAI_ARCHIVE_2009&amp;DOCID=631733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 decreases by 40% from last year</text:p>
          </table:table-cell>
        </table:table-row>
        <table:table-row table:style-name="ro1">
          <table:table-cell office:value-type="string" calcext:value-type="string">
            <text:p>16-12-2011</text:p>
          </table:table-cell>
          <table:table-cell office:value-type="string" calcext:value-type="string">
            <text:p><text:a xlink:href="javascript:window.top.sys.openArtWin(%22/Default/Scripting/ArticleWin.asp?From=Search&amp;Key=TOIM/2011/12/16/23/Ar02307.xml&amp;CollName=TOI_MUMBAI_ARCHIVE_2009&amp;DOCID=636039&amp;Keyword=%2528%253Cmany%253E%253Cstem%253Eonion%253Cand%253E%253Cmany%253E%253Cstem%253Elow%253Cand%253E%253Cmany%253E%253Cstem%253Eprice%2529&amp;skin=pastissues2&amp;AppName=2%22)" xlink:type="simple">Food inflation at 4-yr low of 4.35%</text:a></text:p>
          </table:table-cell>
          <table:table-cell office:value-type="string" calcext:value-type="string">
            <text:p>http://epaper.timesofindia.com/Default/Scripting/ArticleWin.asp?From=Search&amp;Key=TOIM/2011/12/16/23/Ar02307.xml&amp;CollName=TOI_MUMBAI_ARCHIVE_2009&amp;DOCID=636039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 down by 46% compared to last year</text:p>
          </table:table-cell>
        </table:table-row>
        <table:table-row table:style-name="ro1">
          <table:table-cell office:value-type="string" calcext:value-type="string">
            <text:p>23-12-2011</text:p>
          </table:table-cell>
          <table:table-cell office:value-type="string" calcext:value-type="string">
            <text:p><text:a xlink:href="javascript:window.top.sys.openArtWin(%22/Default/Scripting/ArticleWin.asp?From=Search&amp;Key=TOIM/2011/12/23/21/Ar02103.xml&amp;CollName=TOI_MUMBAI_ARCHIVE_2009&amp;DOCID=641061&amp;Keyword=%2528%253Cmany%253E%253Cstem%253Eonion%253Cand%253E%253Cmany%253E%253Cstem%253Elow%253Cand%253E%253Cmany%253E%253Cstem%253Eprice%2529&amp;skin=pastissues2&amp;AppName=2%22)" xlink:type="simple">Food inflation falls to four-year low of 1.81%</text:a></text:p>
          </table:table-cell>
          <table:table-cell office:value-type="string" calcext:value-type="string">
            <text:p>http://epaper.timesofindia.com/Default/Scripting/ArticleWin.asp?From=Search&amp;Key=TOIM/2011/12/23/21/Ar02103.xml&amp;CollName=TOI_MUMBAI_ARCHIVE_2009&amp;DOCID=641061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own by 49% over the last year because of decent harvest</text:p>
          </table:table-cell>
        </table:table-row>
        <table:table-row table:style-name="ro1">
          <table:table-cell office:value-type="string" calcext:value-type="string">
            <text:p>30-12-2011</text:p>
          </table:table-cell>
          <table:table-cell office:value-type="string" calcext:value-type="string">
            <text:p><text:a xlink:href="javascript:window.top.sys.openArtWin(%22/Default/Scripting/ArticleWin.asp?From=Search&amp;Key=TOIM/2011/12/30/17/Ar01703.xml&amp;CollName=TOI_MUMBAI_ARCHIVE_2009&amp;DOCID=644962&amp;Keyword=%2528%253Cmany%253E%253Cstem%253Eonion%253Cand%253E%253Cmany%253E%253Cstem%253Elow%253Cand%253E%253Cmany%253E%253Cstem%253Eprice%2529&amp;skin=pastissues2&amp;AppName=2%22)" xlink:type="simple">...as food inflation falls to near six-year low of 0.42%</text:a></text:p>
          </table:table-cell>
          <table:table-cell office:value-type="string" calcext:value-type="string">
            <text:p>http://epaper.timesofindia.com/Default/Scripting/ArticleWin.asp?From=Search&amp;Key=TOIM/2011/12/30/17/Ar01703.xml&amp;CollName=TOI_MUMBAI_ARCHIVE_2009&amp;DOCID=644962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fell by 60 % compared to last year</text:p>
          </table:table-cell>
        </table:table-row>
        <table:table-row table:style-name="ro1">
          <table:table-cell office:value-type="string" calcext:value-type="string">
            <text:p>20-1-2012</text:p>
          </table:table-cell>
          <table:table-cell office:value-type="string" calcext:value-type="string">
            <text:p><text:a xlink:href="javascript:window.top.sys.openArtWin(%22/Default/Scripting/ArticleWin.asp?From=Search&amp;Key=TOIM/2012/01/20/17/Ar01702.xml&amp;CollName=TOI_MUMBAI_ARCHIVE_2009&amp;DOCID=656309&amp;Keyword=%2528%253Cmany%253E%253Cstem%253Eonion%253Cand%253E%253Cmany%253E%253Cstem%253Elow%253Cand%253E%253Cmany%253E%253Cstem%253Eprice%2529&amp;skin=pastissues2&amp;AppName=2%22)" xlink:type="simple">Food inflation stays in negative zone</text:a></text:p>
          </table:table-cell>
          <table:table-cell office:value-type="string" calcext:value-type="string">
            <text:p>http://epaper.timesofindia.com/Default/Scripting/ArticleWin.asp?From=Search&amp;Key=TOIM/2012/01/20/17/Ar01702.xml&amp;CollName=TOI_MUMBAI_ARCHIVE_2009&amp;DOCID=656309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a bit cheaper compared to last year, no unrest mentioned</text:p>
          </table:table-cell>
        </table:table-row>
        <table:table-row table:style-name="ro1">
          <table:table-cell office:value-type="string" calcext:value-type="string">
            <text:p>28-2-2012</text:p>
          </table:table-cell>
          <table:table-cell office:value-type="string" calcext:value-type="string">
            <text:p><text:a xlink:href="javascript:window.top.sys.openArtWin(%22/Default/Scripting/ArticleWin.asp?From=Search&amp;Key=TOIM/2012/01/28/28/Ar02802.xml&amp;CollName=TOI_MUMBAI_ARCHIVE_2009&amp;DOCID=661290&amp;Keyword=%2528%253Cmany%253E%253Cstem%253Eonion%253Cand%253E%253Cmany%253E%253Cstem%253Elow%253Cand%253E%253Cmany%253E%253Cstem%253Eprice%2529&amp;skin=pastissues2&amp;AppName=2%22)" xlink:type="simple">Food inflation in negative zone for 4th straight week</text:a></text:p>
          </table:table-cell>
          <table:table-cell office:value-type="string" calcext:value-type="string">
            <text:p>http://epaper.timesofindia.com/Default/Scripting/ArticleWin.asp?From=Search&amp;Key=TOIM/2012/01/28/28/Ar02802.xml&amp;CollName=TOI_MUMBAI_ARCHIVE_2009&amp;DOCID=661290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own by 79% annually</text:p>
          </table:table-cell>
        </table:table-row>
        <table:table-row table:style-name="ro1">
          <table:table-cell office:value-type="string" calcext:value-type="string">
            <text:p>4-12-2013</text:p>
          </table:table-cell>
          <table:table-cell office:value-type="string" calcext:value-type="string">
            <text:p><text:a xlink:href="javascript:window.top.sys.openArtWin(%22/Default/Scripting/ArticleWin.asp?From=Search&amp;Key=TOIM/2013/12/04/9/Ar00903.xml&amp;CollName=TOI_MUMBAI_ARCHIVE_2009&amp;DOCID=1011748&amp;Keyword=%2528%253Cmany%253E%253Cstem%253Eonion%253Cand%253E%253Cmany%253E%253Cstem%253Elow%253Cand%253E%253Cmany%253E%253Cstem%253Eprice%2529&amp;skin=pastissues2&amp;AppName=2%22)" xlink:type="simple">Onion prices in Lasalgaon hit 5-month low</text:a></text:p>
          </table:table-cell>
          <table:table-cell office:value-type="string" calcext:value-type="string">
            <text:p>http://epaper.timesofindia.com/Default/Scripting/ArticleWin.asp?From=Search&amp;Key=TOIM/2013/12/04/9/Ar00903.xml&amp;CollName=TOI_MUMBAI_ARCHIVE_2009&amp;DOCID=1011748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ropped by 58% in a month due to high kharif arrivals</text:p>
          </table:table-cell>
        </table:table-row>
        <table:table-row table:style-name="ro1">
          <table:table-cell office:value-type="string" calcext:value-type="string">
            <text:p>15-12-2013</text:p>
          </table:table-cell>
          <table:table-cell office:value-type="string" calcext:value-type="string">
            <text:p><text:a xlink:href="javascript:window.top.sys.openArtWin(%22/Default/Scripting/ArticleWin.asp?From=Search&amp;Key=TOIM/2013/12/15/4/Ar00405.xml&amp;CollName=TOI_MUMBAI_ARCHIVE_2009&amp;DOCID=1017480&amp;Keyword=%2528%253Cmany%253E%253Cstem%253Eonion%253Cand%253E%253Cmany%253E%253Cstem%253Elow%253Cand%253E%253Cmany%253E%253Cstem%253Eprice%2529&amp;skin=pastissues2&amp;AppName=2%22)" xlink:type="simple">Wholesale onion prices slump, but retail remains high</text:a></text:p>
          </table:table-cell>
          <table:table-cell office:value-type="string" calcext:value-type="string">
            <text:p>http://epaper.timesofindia.com/Default/Scripting/ArticleWin.asp?From=Search&amp;Key=TOIM/2013/12/15/4/Ar00405.xml&amp;CollName=TOI_MUMBAI_ARCHIVE_2009&amp;DOCID=1017480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Mandi prices drop but the retail remain high</text:p>
          </table:table-cell>
        </table:table-row>
        <table:table-row table:style-name="ro1">
          <table:table-cell office:value-type="string" calcext:value-type="string">
            <text:p>18-12-2013</text:p>
          </table:table-cell>
          <table:table-cell office:value-type="string" calcext:value-type="string">
            <text:p><text:a xlink:href="javascript:window.top.sys.openArtWin(%22/Default/Scripting/ArticleWin.asp?From=Search&amp;Key=TOIM/2013/12/18/14/Ar01406.xml&amp;CollName=TOI_MUMBAI_ARCHIVE_2009&amp;DOCID=1018798&amp;Keyword=%2528%253Cmany%253E%253Cstem%253Eonion%253Cand%253E%253Cmany%253E%253Cstem%253Elow%253Cand%253E%253Cmany%253E%253Cstem%253Eprice%2529&amp;skin=pastissues2&amp;AppName=2%22)" xlink:type="simple">Now, onion over-supply crisis</text:a></text:p>
          </table:table-cell>
          <table:table-cell office:value-type="string" calcext:value-type="string">
            <text:p>http://epaper.timesofindia.com/Default/Scripting/ArticleWin.asp?From=Search&amp;Key=TOIM/2013/12/18/14/Ar01406.xml&amp;CollName=TOI_MUMBAI_ARCHIVE_2009&amp;DOCID=1018798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ips to 9.5/kg, farmers halt business</text:p>
          </table:table-cell>
        </table:table-row>
        <table:table-row table:style-name="ro1">
          <table:table-cell office:value-type="string" calcext:value-type="string">
            <text:p>9-2-2014</text:p>
          </table:table-cell>
          <table:table-cell office:value-type="string" calcext:value-type="string">
            <text:p><text:a xlink:href="javascript:window.top.sys.openArtWin(%22/Default/Scripting/ArticleWin.asp?From=Search&amp;Key=TOIM/2014/02/09/4/Ar00404.xml&amp;CollName=TOI_MUMBAI_ARCHIVE_2009&amp;DOCID=1045148&amp;Keyword=%2528%253Cmany%253E%253Cstem%253Eonion%253Cand%253E%253Cmany%253E%253Cstem%253Elow%253Cand%253E%253Cmany%253E%253Cstem%253Eprice%2529&amp;skin=pastissues2&amp;AppName=2%22)" xlink:type="simple">Wholesale onion price dips to Rs 5 per kg</text:a></text:p>
          </table:table-cell>
          <table:table-cell office:value-type="string" calcext:value-type="string">
            <text:p>http://epaper.timesofindia.com/Default/Scripting/ArticleWin.asp?From=Search&amp;Key=TOIM/2014/02/09/4/Ar00404.xml&amp;CollName=TOI_MUMBAI_ARCHIVE_2009&amp;DOCID=1045148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drops to 5/kg because of high production but retail remains high</text:p>
          </table:table-cell>
        </table:table-row>
      </table:table>
      <table:table table:name="Lucknow" table:style-name="ta1">
        <table:table-column table:style-name="co3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3-12-2010</text:p>
          </table:table-cell>
          <table:table-cell office:value-type="string" calcext:value-type="string">
            <text:p><text:a xlink:href="javascript:window.top.sys.openArtWin(%22/Default/Scripting/ArticleWin.asp?From=Search&amp;Key=TOIL/2010/12/03/13/Ar01309.xml&amp;CollName=TOI_LUCKNOW_ARCHIVE_2009&amp;DOCID=222235&amp;Keyword=%2528%253Cmany%253E%253Cstem%253Eonion%253Cand%253E%253Cmany%253E%253Cstem%253Elow%253Cand%253E%253Cmany%253E%253Cstem%253Eprice%2529&amp;skin=pastissues2&amp;AppName=2%22)" xlink:type="simple">Food inflation at 18-month low of 8.6%</text:a></text:p>
          </table:table-cell>
          <table:table-cell office:value-type="string" calcext:value-type="string">
            <text:p>http://epaper.timesofindia.com/Default/Scripting/ArticleWin.asp?From=Search&amp;Key=TOIL/2010/12/03/13/Ar01309.xml&amp;CollName=TOI_LUCKNOW_ARCHIVE_2009&amp;DOCID=222235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Food inflation a bit lower but onion prices are high</text:p>
          </table:table-cell>
        </table:table-row>
        <table:table-row table:style-name="ro1">
          <table:table-cell office:value-type="string" calcext:value-type="string">
            <text:p>18-2-2011</text:p>
          </table:table-cell>
          <table:table-cell office:value-type="string" calcext:value-type="string">
            <text:p><text:a xlink:href="javascript:window.top.sys.openArtWin(%22/Default/Scripting/ArticleWin.asp?From=Search&amp;Key=TOIL/2011/02/18/13/Ar01306.xml&amp;CollName=TOI_LUCKNOW_ARCHIVE_2009&amp;DOCID=248350&amp;Keyword=%2528%253Cmany%253E%253Cstem%253Eonion%253Cand%253E%253Cmany%253E%253Cstem%253Elow%253Cand%253E%253Cmany%253E%253Cstem%253Eprice%2529&amp;skin=pastissues2&amp;AppName=2%22)" xlink:type="simple">Food inflation eases to 2-mth low in early Feb</text:a></text:p>
          </table:table-cell>
          <table:table-cell office:value-type="string" calcext:value-type="string">
            <text:p>http://epaper.timesofindia.com/Default/Scripting/ArticleWin.asp?From=Search&amp;Key=TOIL/2011/02/18/13/Ar01306.xml&amp;CollName=TOI_LUCKNOW_ARCHIVE_2009&amp;DOCID=248350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eases a bit</text:p>
          </table:table-cell>
        </table:table-row>
        <table:table-row table:style-name="ro1">
          <table:table-cell office:value-type="string" calcext:value-type="string">
            <text:p>11-3-2011</text:p>
          </table:table-cell>
          <table:table-cell office:value-type="string" calcext:value-type="string">
            <text:p><text:a xlink:href="javascript:window.top.sys.openArtWin(%22/Default/Scripting/ArticleWin.asp?From=Search&amp;Key=TOIM/2011/03/11/23/Ar02305.xml&amp;CollName=TOI_MUMBAI_ARCHIVE_2009&amp;DOCID=468901&amp;Keyword=%2528%253Cmany%253E%253Cstem%253Eonion%253Cand%253E%253Cmany%253E%253Cstem%253Elow%253Cand%253E%253Cmany%253E%253Cstem%253Eprice%2529&amp;skin=pastissues2&amp;AppName=2%22)" xlink:type="simple">Food inflation dips to 3-month low</text:a></text:p>
          </table:table-cell>
          <table:table-cell office:value-type="string" calcext:value-type="string">
            <text:p>http://epaper.timesofindia.com/Default/Scripting/ArticleWin.asp?From=Search&amp;Key=TOIM/2011/03/11/23/Ar02305.xml&amp;CollName=TOI_MUMBAI_ARCHIVE_2009&amp;DOCID=468901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comes to single digit due to incoming arrivals</text:p>
          </table:table-cell>
        </table:table-row>
        <table:table-row table:style-name="ro1">
          <table:table-cell office:value-type="string" calcext:value-type="string">
            <text:p>29-7-2011</text:p>
          </table:table-cell>
          <table:table-cell office:value-type="string" calcext:value-type="string">
            <text:p><text:a xlink:href="javascript:window.top.sys.openArtWin(%22/Default/Scripting/ArticleWin.asp?From=Search&amp;Key=TOIM/2011/07/29/23/Ar02307.xml&amp;CollName=TOI_MUMBAI_ARCHIVE_2009&amp;DOCID=553457&amp;Keyword=%2528%253Cmany%253E%253Cstem%253Eonion%253Cand%253E%253Cmany%253E%253Cstem%253Elow%253Cand%253E%253Cmany%253E%253Cstem%253Eprice%2529&amp;skin=pastissues2&amp;AppName=2%22)" xlink:type="simple">Food inflation eases to 29-month low of 7.33%</text:a></text:p>
          </table:table-cell>
          <table:table-cell office:value-type="string" calcext:value-type="string">
            <text:p>http://epaper.timesofindia.com/Default/Scripting/ArticleWin.asp?From=Search&amp;Key=TOIM/2011/07/29/23/Ar02307.xml&amp;CollName=TOI_MUMBAI_ARCHIVE_2009&amp;DOCID=553457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down to 7.33% , but onion prices have grown over the period</text:p>
          </table:table-cell>
        </table:table-row>
        <table:table-row table:style-name="ro1">
          <table:table-cell office:value-type="string" calcext:value-type="string">
            <text:p>23-9-2011</text:p>
          </table:table-cell>
          <table:table-cell office:value-type="string" calcext:value-type="string">
            <text:p><text:a xlink:href="javascript:window.top.sys.openArtWin(%22/Default/Scripting/ArticleWin.asp?From=Search&amp;Key=TOIL/2011/09/23/13/Ar01307.xml&amp;CollName=TOI_LUCKNOW_ARCHIVE_2009&amp;DOCID=327018&amp;Keyword=%2528%253Cmany%253E%253Cstem%253Eonion%253Cand%253E%253Cmany%253E%253Cstem%253Elow%253Cand%253E%253Cmany%253E%253Cstem%253Eprice%2529&amp;skin=pastissues2&amp;AppName=2%22)" xlink:type="simple">Food inflation eases to 7-week low at 8.84%</text:a></text:p>
          </table:table-cell>
          <table:table-cell office:value-type="string" calcext:value-type="string">
            <text:p>http://epaper.timesofindia.com/Default/Scripting/ArticleWin.asp?From=Search&amp;Key=TOIL/2011/09/23/13/Ar01307.xml&amp;CollName=TOI_LUCKNOW_ARCHIVE_2009&amp;DOCID=327018&amp;Keyword=%28%3Cmany%3E%3Cstem%3Eonion%3Cand%3E%3Cmany%3E%3Cstem%3Elow%3Cand%3E%3Cmany%3E%3Cstem%3Eprice%29&amp;skin=pastissues2&amp;AppName=2&amp;ViewMode=GIF</text:p>
          </table:table-cell>
          <table:table-cell/>
        </table:table-row>
        <table:table-row table:style-name="ro1">
          <table:table-cell office:value-type="string" calcext:value-type="string">
            <text:p>2-12-2011</text:p>
          </table:table-cell>
          <table:table-cell office:value-type="string" calcext:value-type="string">
            <text:p><text:a xlink:href="javascript:window.top.sys.openArtWin(%22/Default/Scripting/ArticleWin.asp?From=Search&amp;Key=TOIL/2011/12/02/12/Ar01202.xml&amp;CollName=TOI_LUCKNOW_ARCHIVE_2009&amp;DOCID=350141&amp;Keyword=%2528%253Cmany%253E%253Cstem%253Eonion%253Cand%253E%253Cmany%253E%253Cstem%253Elow%253Cand%253E%253Cmany%253E%253Cstem%253Eprice%2529&amp;skin=pastissues2&amp;AppName=2%22)" xlink:type="simple">Food inflation dips to 8%, a four-month low</text:a></text:p>
          </table:table-cell>
          <table:table-cell office:value-type="string" calcext:value-type="string">
            <text:p>http://epaper.timesofindia.com/Default/Scripting/ArticleWin.asp?From=Search&amp;Key=TOIL/2011/12/02/12/Ar01202.xml&amp;CollName=TOI_LUCKNOW_ARCHIVE_2009&amp;DOCID=350141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food inflation lowers, onion prices moderates</text:p>
          </table:table-cell>
        </table:table-row>
        <table:table-row table:style-name="ro1">
          <table:table-cell office:value-type="string" calcext:value-type="string">
            <text:p>9-12-2011</text:p>
          </table:table-cell>
          <table:table-cell office:value-type="string" calcext:value-type="string">
            <text:p><text:a xlink:href="javascript:window.top.sys.openArtWin(%22/Default/Scripting/ArticleWin.asp?From=Search&amp;Key=TOIM/2011/12/09/21/Ar02103.xml&amp;CollName=TOI_MUMBAI_ARCHIVE_2009&amp;DOCID=631733&amp;Keyword=%2528%253Cmany%253E%253Cstem%253Eonion%253Cand%253E%253Cmany%253E%253Cstem%253Elow%253Cand%253E%253Cmany%253E%253Cstem%253Eprice%2529&amp;skin=pastissues2&amp;AppName=2%22)" xlink:type="simple">Food inflation at 3-yr low of 6.6%</text:a></text:p>
          </table:table-cell>
          <table:table-cell office:value-type="string" calcext:value-type="string">
            <text:p>http://epaper.timesofindia.com/Default/Scripting/ArticleWin.asp?From=Search&amp;Key=TOIM/2011/12/09/21/Ar02103.xml&amp;CollName=TOI_MUMBAI_ARCHIVE_2009&amp;DOCID=631733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 decreases by 40% from last year</text:p>
          </table:table-cell>
        </table:table-row>
        <table:table-row table:style-name="ro1">
          <table:table-cell office:value-type="string" calcext:value-type="string">
            <text:p>16-12-2011</text:p>
          </table:table-cell>
          <table:table-cell office:value-type="string" calcext:value-type="string">
            <text:p><text:a xlink:href="javascript:window.top.sys.openArtWin(%22/Default/Scripting/ArticleWin.asp?From=Search&amp;Key=TOIM/2011/12/16/23/Ar02307.xml&amp;CollName=TOI_MUMBAI_ARCHIVE_2009&amp;DOCID=636039&amp;Keyword=%2528%253Cmany%253E%253Cstem%253Eonion%253Cand%253E%253Cmany%253E%253Cstem%253Elow%253Cand%253E%253Cmany%253E%253Cstem%253Eprice%2529&amp;skin=pastissues2&amp;AppName=2%22)" xlink:type="simple">Food inflation at 4-yr low of 4.35%</text:a></text:p>
          </table:table-cell>
          <table:table-cell office:value-type="string" calcext:value-type="string">
            <text:p>http://epaper.timesofindia.com/Default/Scripting/ArticleWin.asp?From=Search&amp;Key=TOIM/2011/12/16/23/Ar02307.xml&amp;CollName=TOI_MUMBAI_ARCHIVE_2009&amp;DOCID=636039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 down by 46% compared to last year</text:p>
          </table:table-cell>
        </table:table-row>
        <table:table-row table:style-name="ro1">
          <table:table-cell office:value-type="string" calcext:value-type="string">
            <text:p>23-12-2011</text:p>
          </table:table-cell>
          <table:table-cell office:value-type="string" calcext:value-type="string">
            <text:p><text:a xlink:href="javascript:window.top.sys.openArtWin(%22/Default/Scripting/ArticleWin.asp?From=Search&amp;Key=TOIM/2011/12/23/21/Ar02103.xml&amp;CollName=TOI_MUMBAI_ARCHIVE_2009&amp;DOCID=641061&amp;Keyword=%2528%253Cmany%253E%253Cstem%253Eonion%253Cand%253E%253Cmany%253E%253Cstem%253Elow%253Cand%253E%253Cmany%253E%253Cstem%253Eprice%2529&amp;skin=pastissues2&amp;AppName=2%22)" xlink:type="simple">Food inflation falls to four-year low of 1.81%</text:a></text:p>
          </table:table-cell>
          <table:table-cell office:value-type="string" calcext:value-type="string">
            <text:p>http://epaper.timesofindia.com/Default/Scripting/ArticleWin.asp?From=Search&amp;Key=TOIM/2011/12/23/21/Ar02103.xml&amp;CollName=TOI_MUMBAI_ARCHIVE_2009&amp;DOCID=641061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own by 49% over the last year because of decent harvest</text:p>
          </table:table-cell>
        </table:table-row>
        <table:table-row table:style-name="ro1">
          <table:table-cell office:value-type="string" calcext:value-type="string">
            <text:p>30-12-2011</text:p>
          </table:table-cell>
          <table:table-cell office:value-type="string" calcext:value-type="string">
            <text:p><text:a xlink:href="javascript:window.top.sys.openArtWin(%22/Default/Scripting/ArticleWin.asp?From=Search&amp;Key=TOIM/2011/12/30/17/Ar01703.xml&amp;CollName=TOI_MUMBAI_ARCHIVE_2009&amp;DOCID=644962&amp;Keyword=%2528%253Cmany%253E%253Cstem%253Eonion%253Cand%253E%253Cmany%253E%253Cstem%253Elow%253Cand%253E%253Cmany%253E%253Cstem%253Eprice%2529&amp;skin=pastissues2&amp;AppName=2%22)" xlink:type="simple">...as food inflation falls to near six-year low of 0.42%</text:a></text:p>
          </table:table-cell>
          <table:table-cell office:value-type="string" calcext:value-type="string">
            <text:p>http://epaper.timesofindia.com/Default/Scripting/ArticleWin.asp?From=Search&amp;Key=TOIM/2011/12/30/17/Ar01703.xml&amp;CollName=TOI_MUMBAI_ARCHIVE_2009&amp;DOCID=644962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fell by 60 % compared to last year</text:p>
          </table:table-cell>
        </table:table-row>
        <table:table-row table:style-name="ro1">
          <table:table-cell office:value-type="string" calcext:value-type="string">
            <text:p>20-1-2012</text:p>
          </table:table-cell>
          <table:table-cell office:value-type="string" calcext:value-type="string">
            <text:p><text:a xlink:href="javascript:window.top.sys.openArtWin(%22/Default/Scripting/ArticleWin.asp?From=Search&amp;Key=TOIM/2012/01/20/17/Ar01702.xml&amp;CollName=TOI_MUMBAI_ARCHIVE_2009&amp;DOCID=656309&amp;Keyword=%2528%253Cmany%253E%253Cstem%253Eonion%253Cand%253E%253Cmany%253E%253Cstem%253Elow%253Cand%253E%253Cmany%253E%253Cstem%253Eprice%2529&amp;skin=pastissues2&amp;AppName=2%22)" xlink:type="simple">Food inflation stays in negative zone</text:a></text:p>
          </table:table-cell>
          <table:table-cell office:value-type="string" calcext:value-type="string">
            <text:p>http://epaper.timesofindia.com/Default/Scripting/ArticleWin.asp?From=Search&amp;Key=TOIM/2012/01/20/17/Ar01702.xml&amp;CollName=TOI_MUMBAI_ARCHIVE_2009&amp;DOCID=656309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a bit cheaper compared to last year, no unrest mentioned</text:p>
          </table:table-cell>
        </table:table-row>
      </table:table>
      <table:table table:name="Delhi" table:style-name="ta1">
        <table:table-column table:style-name="co3" table:default-cell-style-name="Default"/>
        <table:table-column table:style-name="co5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4-4-2006</text:p>
          </table:table-cell>
          <table:table-cell office:value-type="string" calcext:value-type="string">
            <text:p><text:a xlink:href="javascript:window.top.sys.openArtWin(%22/Default/Scripting/ArticleWin.asp?From=Search&amp;Key=CAP/2006/04/04/12/Ar01202.xml&amp;CollName=TOI_DELHI_ARCHIVE_2006&amp;DOCID=242095&amp;Keyword=%2528%253Cmany%253E%253Cstem%253Eonion%253Cand%253E%253Cmany%253E%253Cstem%253Elow%253Cand%253E%253Cmany%253E%253Cstem%253Eprice%2529&amp;skin=pastissues2&amp;AppName=2%22)" xlink:type="simple">Farmers attack Pawar with onions</text:a></text:p>
          </table:table-cell>
          <table:table-cell office:value-type="string" calcext:value-type="string">
            <text:p>http://epaper.timesofindia.com/Default/Scripting/ArticleWin.asp?From=Search&amp;Key=CAP/2006/04/04/12/Ar01202.xml&amp;CollName=TOI_DELHI_ARCHIVE_2006&amp;DOCID=242095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own to 500-800/quintal, farmers angry</text:p>
          </table:table-cell>
        </table:table-row>
        <table:table-row table:style-name="ro1">
          <table:table-cell office:value-type="string" calcext:value-type="string">
            <text:p>3-5-2008</text:p>
          </table:table-cell>
          <table:table-cell office:value-type="string" calcext:value-type="string">
            <text:p><text:a xlink:href="javascript:window.top.sys.openArtWin(%22/Default/Scripting/ArticleWin.asp?From=Search&amp;Key=CAP/2008/05/03/6/Ar00601.xml&amp;CollName=TOI_DELHI_ARCHIVE_2006&amp;DOCID=694186&amp;Keyword=%2528%253Cmany%253E%253Cstem%253Eonion%253Cand%253E%253Cmany%253E%253Cstem%253Elow%253Cand%253E%253Cmany%253E%253Cstem%253Eprice%2529&amp;skin=pastissues2&amp;AppName=2%22)" xlink:type="simple">Itâ€™s much cheaper in mandis</text:a></text:p>
          </table:table-cell>
          <table:table-cell office:value-type="string" calcext:value-type="string">
            <text:p>http://epaper.timesofindia.com/Default/Scripting/ArticleWin.asp?From=Search&amp;Key=CAP/2008/05/03/6/Ar00601.xml&amp;CollName=TOI_DELHI_ARCHIVE_2006&amp;DOCID=694186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Retail prices slightly hig at 12/kg, mandis sell at 3-5/kg, but no farmer unrest reported</text:p>
          </table:table-cell>
        </table:table-row>
        <table:table-row table:style-name="ro1">
          <table:table-cell office:value-type="string" calcext:value-type="string">
            <text:p>9-4-2010</text:p>
          </table:table-cell>
          <table:table-cell office:value-type="string" calcext:value-type="string">
            <text:p><text:a xlink:href="javascript:window.top.sys.openArtWin(%22/Default/Scripting/ArticleWin.asp?From=Search&amp;Key=CAP/2010/04/09/7/Ar00700.xml&amp;CollName=TOI_DELHI_ARCHIVE_2009&amp;DOCID=294214&amp;Keyword=%2528%253Cmany%253E%253Cstem%253Eonion%253Cand%253E%253Cmany%253E%253Cstem%253Elow%253Cand%253E%253Cmany%253E%253Cstem%253Eprice%2529&amp;skin=pastissues2&amp;AppName=2%22)" xlink:type="simple">No dip in retail food prices</text:a></text:p>
          </table:table-cell>
          <table:table-cell/>
          <table:table-cell office:value-type="string" calcext:value-type="string">
            <text:p>Mandi prices low, but retail prices increase because of cold storage mafia buying onions at low rates and selling at high rates</text:p>
          </table:table-cell>
        </table:table-row>
        <table:table-row table:style-name="ro1">
          <table:table-cell office:value-type="string" calcext:value-type="string">
            <text:p>19-11-2010</text:p>
          </table:table-cell>
          <table:table-cell office:value-type="string" calcext:value-type="string">
            <text:p><text:a xlink:href="javascript:window.top.sys.openArtWin(%22/Default/Scripting/ArticleWin.asp?From=Search&amp;Key=TOIM/2010/11/19/24/Ar02409.xml&amp;CollName=TOI_MUMBAI_ARCHIVE_2009&amp;DOCID=399112&amp;Keyword=%2528%253Cmany%253E%253Cstem%253Eonion%253Cand%253E%253Cmany%253E%253Cstem%253Elow%253Cand%253E%253Cmany%253E%253Cstem%253Eprice%2529&amp;skin=pastissues2&amp;AppName=2%22)" xlink:type="simple">Food inflation plunges to 17-mth low</text:a></text:p>
          </table:table-cell>
          <table:table-cell office:value-type="string" calcext:value-type="string">
            <text:p>http://epaper.timesofindia.com/Default/Scripting/ArticleWin.asp?From=Search&amp;Key=TOIM/2010/11/19/24/Ar02409.xml&amp;CollName=TOI_MUMBAI_ARCHIVE_2009&amp;DOCID=399112&amp;Keyword=%28&lt;many&gt;&lt;stem&gt;onion&lt;and&gt;&lt;many&gt;&lt;stem&gt;low&lt;and&gt;&lt;many&gt;&lt;stem&gt;price%29&amp;skin=pastissues2&amp;AppName=2&amp;ViewMode=GIF</text:p>
          </table:table-cell>
          <table:table-cell office:value-type="string" calcext:value-type="string">
            <text:p>Food inflation low in Delhi, still onion prices high</text:p>
          </table:table-cell>
        </table:table-row>
        <table:table-row table:style-name="ro1">
          <table:table-cell office:value-type="string" calcext:value-type="string">
            <text:p>3-12-2010</text:p>
          </table:table-cell>
          <table:table-cell office:value-type="string" calcext:value-type="string">
            <text:p><text:a xlink:href="javascript:window.top.sys.openArtWin(%22/Default/Scripting/ArticleWin.asp?From=Search&amp;Key=TOIM/2010/12/03/23/Ar02310.xml&amp;CollName=TOI_MUMBAI_ARCHIVE_2009&amp;DOCID=406916&amp;Keyword=%2528%253Cmany%253E%253Cstem%253Eonion%253Cand%253E%253Cmany%253E%253Cstem%253Elow%253Cand%253E%253Cmany%253E%253Cstem%253Eprice%2529&amp;skin=pastissues2&amp;AppName=2%22)" xlink:type="simple">Food inflation at 18-month low of 8.6%</text:a></text:p>
          </table:table-cell>
          <table:table-cell office:value-type="string" calcext:value-type="string">
            <text:p>http://epaper.timesofindia.com/Default/Scripting/ArticleWin.asp?From=Search&amp;Key=TOIM/2010/12/03/23/Ar02310.xml&amp;CollName=TOI_MUMBAI_ARCHIVE_2009&amp;DOCID=406916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Food inflation low in Delhi, still onion prices high</text:p>
          </table:table-cell>
        </table:table-row>
        <table:table-row table:style-name="ro1">
          <table:table-cell office:value-type="string" calcext:value-type="string">
            <text:p>18-2-2011</text:p>
          </table:table-cell>
          <table:table-cell office:value-type="string" calcext:value-type="string">
            <text:p><text:a xlink:href="javascript:window.top.sys.openArtWin(%22/Default/Scripting/ArticleWin.asp?From=Search&amp;Key=TOIM/2011/02/18/23/Ar02305.xml&amp;CollName=TOI_MUMBAI_ARCHIVE_2009&amp;DOCID=455187&amp;Keyword=%2528%253Cmany%253E%253Cstem%253Eonion%253Cand%253E%253Cmany%253E%253Cstem%253Elow%253Cand%253E%253Cmany%253E%253Cstem%253Eprice%2529&amp;skin=pastissues2&amp;AppName=2%22)" xlink:type="simple">Food inflation eases to 2-mth low in early Feb</text:a></text:p>
          </table:table-cell>
          <table:table-cell office:value-type="string" calcext:value-type="string">
            <text:p>http://epaper.timesofindia.com/Default/Scripting/ArticleWin.asp?From=Search&amp;Key=TOIM/2011/02/18/23/Ar02305.xml&amp;CollName=TOI_MUMBAI_ARCHIVE_2009&amp;DOCID=455187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eases a bit</text:p>
          </table:table-cell>
        </table:table-row>
        <table:table-row table:style-name="ro1">
          <table:table-cell office:value-type="string" calcext:value-type="string">
            <text:p>11-3-2011</text:p>
          </table:table-cell>
          <table:table-cell office:value-type="string" calcext:value-type="string">
            <text:p><text:a xlink:href="javascript:window.top.sys.openArtWin(%22/Default/Scripting/ArticleWin.asp?From=Search&amp;Key=TOIM/2011/03/11/23/Ar02305.xml&amp;CollName=TOI_MUMBAI_ARCHIVE_2009&amp;DOCID=468901&amp;Keyword=%2528%253Cmany%253E%253Cstem%253Eonion%253Cand%253E%253Cmany%253E%253Cstem%253Elow%253Cand%253E%253Cmany%253E%253Cstem%253Eprice%2529&amp;skin=pastissues2&amp;AppName=2%22)" xlink:type="simple">Food inflation dips to 3-month low</text:a></text:p>
          </table:table-cell>
          <table:table-cell office:value-type="string" calcext:value-type="string">
            <text:p>http://epaper.timesofindia.com/Default/Scripting/ArticleWin.asp?From=Search&amp;Key=TOIM/2011/03/11/23/Ar02305.xml&amp;CollName=TOI_MUMBAI_ARCHIVE_2009&amp;DOCID=468901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comes to single digit due to incoming arrivals</text:p>
          </table:table-cell>
        </table:table-row>
        <table:table-row table:style-name="ro1">
          <table:table-cell office:value-type="string" calcext:value-type="string">
            <text:p>29-7-2011</text:p>
          </table:table-cell>
          <table:table-cell office:value-type="string" calcext:value-type="string">
            <text:p><text:a xlink:href="javascript:window.top.sys.openArtWin(%22/Default/Scripting/ArticleWin.asp?From=Search&amp;Key=TOIM/2011/07/29/23/Ar02307.xml&amp;CollName=TOI_MUMBAI_ARCHIVE_2009&amp;DOCID=553457&amp;Keyword=%2528%253Cmany%253E%253Cstem%253Eonion%253Cand%253E%253Cmany%253E%253Cstem%253Elow%253Cand%253E%253Cmany%253E%253Cstem%253Eprice%2529&amp;skin=pastissues2&amp;AppName=2%22)" xlink:type="simple">Food inflation eases to 29-month low of 7.33%</text:a></text:p>
          </table:table-cell>
          <table:table-cell office:value-type="string" calcext:value-type="string">
            <text:p>http://epaper.timesofindia.com/Default/Scripting/ArticleWin.asp?From=Search&amp;Key=TOIM/2011/07/29/23/Ar02307.xml&amp;CollName=TOI_MUMBAI_ARCHIVE_2009&amp;DOCID=553457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down to 7.33% , but onion prices have grown over the period</text:p>
          </table:table-cell>
        </table:table-row>
        <table:table-row table:style-name="ro1">
          <table:table-cell office:value-type="string" calcext:value-type="string">
            <text:p>23-9-2011</text:p>
          </table:table-cell>
          <table:table-cell office:value-type="string" calcext:value-type="string">
            <text:p><text:a xlink:href="javascript:window.top.sys.openArtWin(%22/Default/Scripting/ArticleWin.asp?From=Search&amp;Key=TOIL/2011/09/23/13/Ar01307.xml&amp;CollName=TOI_LUCKNOW_ARCHIVE_2009&amp;DOCID=327018&amp;Keyword=%2528%253Cmany%253E%253Cstem%253Eonion%253Cand%253E%253Cmany%253E%253Cstem%253Elow%253Cand%253E%253Cmany%253E%253Cstem%253Eprice%2529&amp;skin=pastissues2&amp;AppName=2%22)" xlink:type="simple">Food inflation eases to 7-week low at 8.84%</text:a></text:p>
          </table:table-cell>
          <table:table-cell office:value-type="string" calcext:value-type="string">
            <text:p>http://epaper.timesofindia.com/Default/Scripting/ArticleWin.asp?From=Search&amp;Key=TOIL/2011/09/23/13/Ar01307.xml&amp;CollName=TOI_LUCKNOW_ARCHIVE_2009&amp;DOCID=327018&amp;Keyword=%28%3Cmany%3E%3Cstem%3Eonion%3Cand%3E%3Cmany%3E%3Cstem%3Elow%3Cand%3E%3Cmany%3E%3Cstem%3Eprice%29&amp;skin=pastissues2&amp;AppName=2&amp;ViewMode=GIF</text:p>
          </table:table-cell>
          <table:table-cell/>
        </table:table-row>
        <table:table-row table:style-name="ro1">
          <table:table-cell office:value-type="string" calcext:value-type="string">
            <text:p>9-12-2011</text:p>
          </table:table-cell>
          <table:table-cell office:value-type="string" calcext:value-type="string">
            <text:p><text:a xlink:href="javascript:window.top.sys.openArtWin(%22/Default/Scripting/ArticleWin.asp?From=Search&amp;Key=TOIM/2011/12/09/21/Ar02103.xml&amp;CollName=TOI_MUMBAI_ARCHIVE_2009&amp;DOCID=631733&amp;Keyword=%2528%253Cmany%253E%253Cstem%253Eonion%253Cand%253E%253Cmany%253E%253Cstem%253Elow%253Cand%253E%253Cmany%253E%253Cstem%253Eprice%2529&amp;skin=pastissues2&amp;AppName=2%22)" xlink:type="simple">Food inflation at 3-yr low of 6.6%</text:a></text:p>
          </table:table-cell>
          <table:table-cell office:value-type="string" calcext:value-type="string">
            <text:p>http://epaper.timesofindia.com/Default/Scripting/ArticleWin.asp?From=Search&amp;Key=TOIM/2011/12/09/21/Ar02103.xml&amp;CollName=TOI_MUMBAI_ARCHIVE_2009&amp;DOCID=631733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 decreases by 40% from last year</text:p>
          </table:table-cell>
        </table:table-row>
        <table:table-row table:style-name="ro1">
          <table:table-cell office:value-type="string" calcext:value-type="string">
            <text:p>16-12-2011</text:p>
          </table:table-cell>
          <table:table-cell office:value-type="string" calcext:value-type="string">
            <text:p><text:a xlink:href="javascript:window.top.sys.openArtWin(%22/Default/Scripting/ArticleWin.asp?From=Search&amp;Key=TOIM/2011/12/16/23/Ar02307.xml&amp;CollName=TOI_MUMBAI_ARCHIVE_2009&amp;DOCID=636039&amp;Keyword=%2528%253Cmany%253E%253Cstem%253Eonion%253Cand%253E%253Cmany%253E%253Cstem%253Elow%253Cand%253E%253Cmany%253E%253Cstem%253Eprice%2529&amp;skin=pastissues2&amp;AppName=2%22)" xlink:type="simple">Food inflation at 4-yr low of 4.35%</text:a></text:p>
          </table:table-cell>
          <table:table-cell office:value-type="string" calcext:value-type="string">
            <text:p>http://epaper.timesofindia.com/Default/Scripting/ArticleWin.asp?From=Search&amp;Key=TOIM/2011/12/16/23/Ar02307.xml&amp;CollName=TOI_MUMBAI_ARCHIVE_2009&amp;DOCID=636039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 down by 46% compared to last year</text:p>
          </table:table-cell>
        </table:table-row>
        <table:table-row table:style-name="ro1">
          <table:table-cell office:value-type="string" calcext:value-type="string">
            <text:p>23-12-2011</text:p>
          </table:table-cell>
          <table:table-cell office:value-type="string" calcext:value-type="string">
            <text:p><text:a xlink:href="javascript:window.top.sys.openArtWin(%22/Default/Scripting/ArticleWin.asp?From=Search&amp;Key=TOIM/2011/12/23/21/Ar02103.xml&amp;CollName=TOI_MUMBAI_ARCHIVE_2009&amp;DOCID=641061&amp;Keyword=%2528%253Cmany%253E%253Cstem%253Eonion%253Cand%253E%253Cmany%253E%253Cstem%253Elow%253Cand%253E%253Cmany%253E%253Cstem%253Eprice%2529&amp;skin=pastissues2&amp;AppName=2%22)" xlink:type="simple">Food inflation falls to four-year low of 1.81%</text:a></text:p>
          </table:table-cell>
          <table:table-cell office:value-type="string" calcext:value-type="string">
            <text:p>http://epaper.timesofindia.com/Default/Scripting/ArticleWin.asp?From=Search&amp;Key=TOIM/2011/12/23/21/Ar02103.xml&amp;CollName=TOI_MUMBAI_ARCHIVE_2009&amp;DOCID=641061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own by 49% over the last year because of decent harvest</text:p>
          </table:table-cell>
        </table:table-row>
        <table:table-row table:style-name="ro1">
          <table:table-cell office:value-type="string" calcext:value-type="string">
            <text:p>30-12-2011</text:p>
          </table:table-cell>
          <table:table-cell office:value-type="string" calcext:value-type="string">
            <text:p><text:a xlink:href="javascript:window.top.sys.openArtWin(%22/Default/Scripting/ArticleWin.asp?From=Search&amp;Key=TOIM/2011/12/30/17/Ar01703.xml&amp;CollName=TOI_MUMBAI_ARCHIVE_2009&amp;DOCID=644962&amp;Keyword=%2528%253Cmany%253E%253Cstem%253Eonion%253Cand%253E%253Cmany%253E%253Cstem%253Elow%253Cand%253E%253Cmany%253E%253Cstem%253Eprice%2529&amp;skin=pastissues2&amp;AppName=2%22)" xlink:type="simple">...as food inflation falls to near six-year low of 0.42%</text:a></text:p>
          </table:table-cell>
          <table:table-cell office:value-type="string" calcext:value-type="string">
            <text:p>http://epaper.timesofindia.com/Default/Scripting/ArticleWin.asp?From=Search&amp;Key=TOIM/2011/12/30/17/Ar01703.xml&amp;CollName=TOI_MUMBAI_ARCHIVE_2009&amp;DOCID=644962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fell by 60 % compared to last year</text:p>
          </table:table-cell>
        </table:table-row>
        <table:table-row table:style-name="ro1">
          <table:table-cell office:value-type="string" calcext:value-type="string">
            <text:p>30-12-2011</text:p>
          </table:table-cell>
          <table:table-cell office:value-type="string" calcext:value-type="string">
            <text:p><text:a xlink:href="javascript:window.top.sys.openArtWin(%22/Default/Scripting/ArticleWin.asp?From=Search&amp;Key=CAP/2011/12/30/3/Ar00301.xml&amp;CollName=TOI_DELHI_ARCHIVE_2009&amp;DOCID=698558&amp;Keyword=%2528%253Cmany%253E%253Cstem%253Eonion%253Cand%253E%253Cmany%253E%253Cstem%253Elow%253Cand%253E%253Cmany%253E%253Cstem%253Eprice%2529&amp;skin=pastissues2&amp;AppName=2%22)" xlink:type="simple">Inflation down? Street prices tell different tale</text:a></text:p>
          </table:table-cell>
          <table:table-cell office:value-type="string" calcext:value-type="string">
            <text:p>http://epaper.timesofindia.com/Default/Scripting/ArticleWin.asp?From=Search&amp;Key=CAP/2011/12/30/3/Ar00301.xml&amp;CollName=TOI_DELHI_ARCHIVE_2009&amp;DOCID=698558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Mandi onion prices come doen from 10 to 5/kg, but retail prices at 20-25/kg</text:p>
          </table:table-cell>
        </table:table-row>
        <table:table-row table:style-name="ro1">
          <table:table-cell office:value-type="string" calcext:value-type="string">
            <text:p>20-1-2012</text:p>
          </table:table-cell>
          <table:table-cell office:value-type="string" calcext:value-type="string">
            <text:p><text:a xlink:href="javascript:window.top.sys.openArtWin(%22/Default/Scripting/ArticleWin.asp?From=Search&amp;Key=TOIM/2012/01/20/17/Ar01702.xml&amp;CollName=TOI_MUMBAI_ARCHIVE_2009&amp;DOCID=656309&amp;Keyword=%2528%253Cmany%253E%253Cstem%253Eonion%253Cand%253E%253Cmany%253E%253Cstem%253Elow%253Cand%253E%253Cmany%253E%253Cstem%253Eprice%2529&amp;skin=pastissues2&amp;AppName=2%22)" xlink:type="simple">Food inflation stays in negative zone</text:a></text:p>
          </table:table-cell>
          <table:table-cell office:value-type="string" calcext:value-type="string">
            <text:p>http://epaper.timesofindia.com/Default/Scripting/ArticleWin.asp?From=Search&amp;Key=TOIM/2012/01/20/17/Ar01702.xml&amp;CollName=TOI_MUMBAI_ARCHIVE_2009&amp;DOCID=656309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a bit cheaper compared to last year, no unrest mentioned</text:p>
          </table:table-cell>
        </table:table-row>
        <table:table-row table:style-name="ro1">
          <table:table-cell office:value-type="string" calcext:value-type="string">
            <text:p>28-2-2012</text:p>
          </table:table-cell>
          <table:table-cell office:value-type="string" calcext:value-type="string">
            <text:p><text:a xlink:href="javascript:window.top.sys.openArtWin(%22/Default/Scripting/ArticleWin.asp?From=Search&amp;Key=TOIM/2012/01/28/28/Ar02802.xml&amp;CollName=TOI_MUMBAI_ARCHIVE_2009&amp;DOCID=661290&amp;Keyword=%2528%253Cmany%253E%253Cstem%253Eonion%253Cand%253E%253Cmany%253E%253Cstem%253Elow%253Cand%253E%253Cmany%253E%253Cstem%253Eprice%2529&amp;skin=pastissues2&amp;AppName=2%22)" xlink:type="simple">Food inflation in negative zone for 4th straight week</text:a></text:p>
          </table:table-cell>
          <table:table-cell office:value-type="string" calcext:value-type="string">
            <text:p>http://epaper.timesofindia.com/Default/Scripting/ArticleWin.asp?From=Search&amp;Key=TOIM/2012/01/28/28/Ar02802.xml&amp;CollName=TOI_MUMBAI_ARCHIVE_2009&amp;DOCID=661290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own by 79% annually</text:p>
          </table:table-cell>
        </table:table-row>
        <table:table-row table:style-name="ro1">
          <table:table-cell office:value-type="string" calcext:value-type="string">
            <text:p>13-2-2013</text:p>
          </table:table-cell>
          <table:table-cell office:value-type="string" calcext:value-type="string">
            <text:p><text:a xlink:href="javascript:window.top.sys.openArtWin(%22/Default/Scripting/ArticleWin.asp?From=Search&amp;Key=CAP/2013/02/15/28/Ar02801.xml&amp;CollName=TOI_DELHI_ARCHIVE_2009&amp;DOCID=924568&amp;Keyword=%2528%253Cmany%253E%253Cstem%253Eonion%253Cand%253E%253Cmany%253E%253Cstem%253Elow%253Cand%253E%253Cmany%253E%253Cstem%253Eprice%2529&amp;skin=pastissues2&amp;AppName=2%22)" xlink:type="simple">Inflation eases to 3-year low of 6.62%</text:a></text:p>
          </table:table-cell>
          <table:table-cell office:value-type="string" calcext:value-type="string">
            <text:p>http://epaper.timesofindia.com/Default/Scripting/ArticleWin.asp?From=Search&amp;Key=CAP/2013/02/15/28/Ar02801.xml&amp;CollName=TOI_DELHI_ARCHIVE_2009&amp;DOCID=924568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Inflation low in 3 years but hike in onion prices 112% compared to last year</text:p>
          </table:table-cell>
        </table:table-row>
        <table:table-row table:style-name="ro1">
          <table:table-cell office:value-type="string" calcext:value-type="string">
            <text:p>4-12-2013</text:p>
          </table:table-cell>
          <table:table-cell office:value-type="string" calcext:value-type="string">
            <text:p><text:a xlink:href="javascript:window.top.sys.openArtWin(%22/Default/Scripting/ArticleWin.asp?From=Search&amp;Key=TOIM/2013/12/04/9/Ar00903.xml&amp;CollName=TOI_MUMBAI_ARCHIVE_2009&amp;DOCID=1011748&amp;Keyword=%2528%253Cmany%253E%253Cstem%253Eonion%253Cand%253E%253Cmany%253E%253Cstem%253Elow%253Cand%253E%253Cmany%253E%253Cstem%253Eprice%2529&amp;skin=pastissues2&amp;AppName=2%22)" xlink:type="simple">Onion prices in Lasalgaon hit 5-month low</text:a></text:p>
          </table:table-cell>
          <table:table-cell office:value-type="string" calcext:value-type="string">
            <text:p>http://epaper.timesofindia.com/Default/Scripting/ArticleWin.asp?From=Search&amp;Key=TOIM/2013/12/04/9/Ar00903.xml&amp;CollName=TOI_MUMBAI_ARCHIVE_2009&amp;DOCID=1011748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ropped by 58% in a month due to high kharif arrivals</text:p>
          </table:table-cell>
        </table:table-row>
        <table:table-row table:style-name="ro1">
          <table:table-cell office:value-type="string" calcext:value-type="string">
            <text:p>18-12-2013</text:p>
          </table:table-cell>
          <table:table-cell office:value-type="string" calcext:value-type="string">
            <text:p><text:a xlink:href="javascript:window.top.sys.openArtWin(%22/Default/Scripting/ArticleWin.asp?From=Search&amp;Key=TOIM/2013/12/18/14/Ar01406.xml&amp;CollName=TOI_MUMBAI_ARCHIVE_2009&amp;DOCID=1018798&amp;Keyword=%2528%253Cmany%253E%253Cstem%253Eonion%253Cand%253E%253Cmany%253E%253Cstem%253Elow%253Cand%253E%253Cmany%253E%253Cstem%253Eprice%2529&amp;skin=pastissues2&amp;AppName=2%22)" xlink:type="simple">Now, onion over-supply crisis</text:a></text:p>
          </table:table-cell>
          <table:table-cell office:value-type="string" calcext:value-type="string">
            <text:p>http://epaper.timesofindia.com/Default/Scripting/ArticleWin.asp?From=Search&amp;Key=TOIM/2013/12/18/14/Ar01406.xml&amp;CollName=TOI_MUMBAI_ARCHIVE_2009&amp;DOCID=1018798&amp;Keyword=%28%3Cmany%3E%3Cstem%3Eonion%3Cand%3E%3Cmany%3E%3Cstem%3Elow%3Cand%3E%3Cmany%3E%3Cstem%3Eprice%29&amp;skin=pastissues2&amp;AppName=2&amp;ViewMode=GIF</text:p>
          </table:table-cell>
          <table:table-cell office:value-type="string" calcext:value-type="string">
            <text:p>Onion prices dips to 9.5/kg, farmers halt busi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3:31:06.511212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47:01.634024558</meta:creation-date>
    <dc:date>2018-01-17T15:20:26.525654848</dc:date>
    <meta:editing-duration>PT58M30S</meta:editing-duration>
    <meta:editing-cycles>7</meta:editing-cycles>
    <meta:generator>LibreOffice/5.1.6.2$Linux_X86_64 LibreOffice_project/10m0$Build-2</meta:generator>
    <meta:document-statistic meta:table-count="3" meta:cell-count="197" meta:object-count="0"/>
  </office:meta>
</office:document-meta>
</file>